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Times New Roman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text-position="0% 100%" style:font-name="Times New Roman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text-position="0% 100%"/>
    </style:style>
    <style:style style:name="P9" style:family="paragraph" style:parent-style-name="Text_20_body">
      <style:paragraph-properties fo:text-align="start" style:justify-single-word="false"/>
      <style:text-properties style:text-position="0% 100%" style:font-name="Times New Roman1"/>
    </style:style>
    <style:style style:name="P10" style:family="paragraph" style:parent-style-name="Text_20_body">
      <style:paragraph-properties fo:text-align="start" style:justify-single-word="false"/>
      <style:text-properties style:text-position="0% 100%" style:font-name="Times New Roman1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style:text-position="0% 100%" style:font-name="Times New Roman1" fo:font-weight="normal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position="0% 100%" style:font-name="Times New Roman1"/>
    </style:style>
    <style:style style:name="P1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Heading_20_2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Heading_20_2">
      <style:paragraph-properties fo:text-align="center" style:justify-single-word="false"/>
      <style:text-properties style:font-name="Liberation Sans" fo:font-size="14pt" fo:font-weight="bold" style:font-size-asian="12.25pt" style:font-weight-asian="bold" style:font-size-complex="14pt" style:font-weight-complex="bold"/>
    </style:style>
    <style:style style:name="P17" style:family="paragraph" style:parent-style-name="Heading_20_3">
      <style:paragraph-properties fo:text-align="start" style:justify-single-word="false"/>
      <style:text-properties style:text-position="0% 100%" style:font-name="Times New Roman1"/>
    </style:style>
    <style:style style:name="P18" style:family="paragraph" style:parent-style-name="Heading_20_3">
      <style:paragraph-properties fo:break-before="pag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imes New Roman1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Times New Roman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Opracowanie wyników</text:h>
      <text:h text:style-name="Heading_20_3" text:outline-level="3">Obliczenie momentu bezwładności pręta</text:h>
      <text:p text:style-name="P3"><draw:frame draw:style-name="fr1" draw:name="Object4" text:anchor-type="as-char" svg:width="2.1862in" svg:height="0.3925in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3">l – długość pręta – 0,86 m</text:p>
      <text:p text:style-name="P3">x – odległość osi obrotu od środka masy – 0,415 m</text:p>
      <text:p text:style-name="P3">m – masa pręta – 0,415 kg</text:p>
      <text:p text:style-name="P6">podstawiając wychodzi: I<text:span text:style-name="T3">0</text:span> = 0,09 kg*m<text:span text:style-name="T8">2</text:span></text:p>
      <text:h text:style-name="Heading_20_3" text:outline-level="3">Obliczenie momentu bezwładności krążka</text:h>
      <text:p text:style-name="P3"><draw:frame draw:style-name="fr1" draw:name="Object9" text:anchor-type="as-char" svg:width="2.161in" svg:height="0.3929in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3">R – promień krążka – 0,295 m</text:p>
      <text:p text:style-name="P4">m – masa krążka – 1,43 kg</text:p>
      <text:p text:style-name="P4">d – odległość od środka osi obrotu – 0,13 m</text:p>
      <text:p text:style-name="P5">podstawiając wychodzi: I<text:span text:style-name="T3">0 <text:s/></text:span><text:span text:style-name="T5">= 0,086 kg*m</text:span><text:span text:style-name="T8">2</text:span></text:p>
      <text:h text:style-name="Heading_20_3" text:outline-level="3">Średni okres drgań</text:h>
      <text:p text:style-name="P7"><draw:frame draw:style-name="fr2" draw:name="Obiekt1" text:anchor-type="as-char" svg:y="-0.4402in" svg:width="0.4583in" svg:height="0.392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n – liczba n-wahnięć – 30</text:p>
      <text:p text:style-name="P7">t – czas mierzonych drgań </text:p>
      <text:p text:style-name="P6">Podstawiając wychodzi dla krążka: T = 0,93 s</text:p>
      <text:p text:style-name="P3"><text:tab/><text:tab/><text:tab/> <text:span text:style-name="T7"><text:s text:c="4"/>dla pręta: T = 1,5 s</text:span></text:p>
      <text:h text:style-name="Heading_20_3" text:outline-level="3">Obliczyć momenty bezwładności dla pręta i krążka z okresu</text:h>
      <text:p text:style-name="P3"><draw:frame draw:style-name="fr1" draw:name="Object10" text:anchor-type="as-char" svg:width="0.802in" svg:height="0.4402in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3">T – średni okres drgań – dla krążka 0,93 s; dla pręta 1,51 s</text:p>
      <text:p text:style-name="P3">g – przyśpieszenie ziemskie 10m/s<text:span text:style-name="T8">2</text:span></text:p>
      <text:p text:style-name="P3">a – odległość osi obrotu od środka masy dla krążka d = 0,13 m ; dla pręta x = 0,415 m</text:p>
      <text:p text:style-name="P3">m – masa - krążka 1,43 kg ; pręta 0,415 kg</text:p>
      <text:p text:style-name="P6">Podstawiając wychodzi dla krążka I = 0,04 kg*m<text:span text:style-name="T8">2</text:span> ; dla pręta I = 0,099 kg*m<text:span text:style-name="T8">2 </text:span></text:p>
      <text:h text:style-name="P18" text:outline-level="3">Obliczanie niepewności ze wzoru</text:h>
      <text:p text:style-name="P8"><draw:frame draw:style-name="fr2" draw:name="Obiekt2" text:anchor-type="as-char" svg:y="0in" svg:width="3.7354in" svg:height="0.4807in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9">u(I<text:span text:style-name="T3">0</text:span>)<text:span text:style-name="T3">pręta</text:span> – niepewność momentu bezwładności pręta</text:p>
      <text:p text:style-name="P9">u(m) – niepewność pomiaru masy – 0,005 kg</text:p>
      <text:p text:style-name="P9">u(l) – niepewność pomiaru długości pręta – 0,001 m</text:p>
      <text:p text:style-name="P9">u(x) – niepewność pomiaru odległości osi obrotu od środka masy pręta – 0,005 m</text:p>
      <text:p text:style-name="P6"><text:span text:style-name="T6">Podstawiając wychodzi dla pręta: u(I</text:span><text:span text:style-name="T4">0</text:span><text:span text:style-name="T6">)</text:span><text:span text:style-name="T4">pręt a </text:span><text:span text:style-name="T6">= 0,00035 kg*m</text:span><text:span text:style-name="T9">2</text:span><text:span text:style-name="T9"><draw:frame draw:style-name="fr2" draw:name="Obiekt3" text:anchor-type="as-char" svg:y="0.1071in" svg:width="3.852in" svg:height="0.4807in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9">u(R) – niepewność pomiaru promienia krążka – 0,001 m</text:p>
      <text:p text:style-name="P9">u(d) – niepewność pomiaru środka osi obrotu od środka masy krążka – 0,001 m</text:p>
      <text:p text:style-name="P6"><text:span text:style-name="T6">Podstawiając wychodzi dla krążka: u(I</text:span><text:span text:style-name="T4">0</text:span><text:span text:style-name="T6">)</text:span><text:span text:style-name="T4">krążka</text:span><text:span text:style-name="T6"> = 0,00064 kg*m</text:span><text:span text:style-name="T9">2</text:span></text:p>
      <text:h text:style-name="P17" text:outline-level="3">Obliczanie niepewności z okresów</text:h>
      <text:p text:style-name="P9">u(T) – niepewność średniego okresu drgań</text:p>
      <text:p text:style-name="P9">u(t) – niepewność pomiaru czasu – 0,5s </text:p>
      <text:p text:style-name="P9"><draw:frame draw:style-name="fr2" draw:name="Obiekt4" text:anchor-type="as-char" svg:y="0in" svg:width="0.8591in" svg:height="0.4091in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9"><text:span text:style-name="T7">Podstawiając otrzymujemy u(T) = <text:s/>0,01(6) s</text:span></text:p>
      <text:p text:style-name="P9"><draw:frame draw:style-name="fr1" draw:name="Obiekt5" text:anchor-type="as-char" svg:width="3.7835in" svg:height="0.453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u(a) – dla pręta u(x)=0,001m; dla krążka u(d)=0,001m</text:p>
      <text:p text:style-name="P10">Podstawiając do wzoru dla krążka otrzymujemy 0,0012 kg*m<text:span text:style-name="T8">2 </text:span>niepewności</text:p>
      <text:p text:style-name="P10">Podstawiając do wzoru dla pręta otrzymujemy 0,0011 kg*m<text:span text:style-name="T8">2 </text:span>niepewności</text:p>
      <text:h text:style-name="Heading_20_3" text:outline-level="3">Zestawić dane ze wzorów i wyciągnąć wnioski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Ze wzoru<draw:frame draw:style-name="fr1" draw:name="Object11" text:anchor-type="as-char" svg:width="0.5283in" svg:height="0.2075in" draw:z-index="0"><draw:object xlink:href="./Object 1" xlink:type="simple" xlink:show="embed" xlink:actuate="onLoad"/><draw:image xlink:href="./ObjectReplacements/Object 1" xlink:type="simple" xlink:show="embed" xlink:actuate="onLoad"/><svg:desc>formuła</svg:desc></draw:frame> </text:p>
          </table:table-cell>
          <table:table-cell table:style-name="Table1.C1" office:value-type="string">
            <text:p text:style-name="P11">Z okresu <draw:frame draw:style-name="fr1" draw:name="Object12" text:anchor-type="as-char" svg:width="0.5283in" svg:height="0.2075in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</table:table-row>
        <table:table-row>
          <table:table-cell table:style-name="Table1.A2" office:value-type="string">
            <text:p text:style-name="P11">Krążek</text:p>
          </table:table-cell>
          <table:table-cell table:style-name="Table1.A2" office:value-type="string">
            <text:p text:style-name="P11">0,086 <text:span text:style-name="T1">±</text:span><text:span text:style-name="T2"> 0,00064</text:span></text:p>
          </table:table-cell>
          <table:table-cell table:style-name="Table1.C2" office:value-type="string">
            <text:p text:style-name="P11">0,04 <text:span text:style-name="T1">±</text:span><text:span text:style-name="T2"> 0,0012</text:span></text:p>
          </table:table-cell>
        </table:table-row>
        <table:table-row>
          <table:table-cell table:style-name="Table1.A2" office:value-type="string">
            <text:p text:style-name="P11">Pręt</text:p>
          </table:table-cell>
          <table:table-cell table:style-name="Table1.A2" office:value-type="string">
            <text:p text:style-name="P11">0,097 <text:span text:style-name="T1">±</text:span><text:span text:style-name="T2"> 0,00035</text:span></text:p>
          </table:table-cell>
          <table:table-cell table:style-name="Table1.C2" office:value-type="string">
            <text:p text:style-name="P11">0,099 <text:span text:style-name="T1">±</text:span><text:span text:style-name="T2"> 0,0011</text:span></text:p>
          </table:table-cell>
        </table:table-row>
      </table:table>
      <text:p text:style-name="P1"/>
      <text:h text:style-name="P16" text:outline-level="2">Wnioski</text:h>
      <text:p text:style-name="P2"/>
      <text:p text:style-name="Standard">Zastosowane przyrządy pomiarowe zapewniają dużą dokładność co powoduje, że szukane wielkości możemy wyznaczyć z małym błędem. Metoda z okresów daje podobną niepewność pomiaru jak metoda ze wzor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19:00:00.31</meta:creation-date>
    <dc:date>2011-06-03T10:03:59</dc:date>
    <meta:editing-duration>PT5H11M28S</meta:editing-duration>
    <meta:editing-cycles>23</meta:editing-cycles>
    <meta:generator>OpenOffice.org/3.3$Linux OpenOffice.org_project/330m20$Build-9567</meta:generator>
    <dc:creator>Michał Wesoły</dc:creator>
    <meta:document-statistic meta:table-count="1" meta:image-count="0" meta:object-count="10" meta:page-count="2" meta:paragraph-count="56" meta:word-count="357" meta:character-count="2043"/>
  </office:meta>
</office:document-meta>
</file>

<file path=Object 1/content.xml><?xml version="1.0" encoding="utf-8"?>
<math xmlns="http://www.w3.org/1998/Math/MathML">
  <semantics>
    <mrow>
      <mi mathvariant="italic">kg</mi>
      <mo stretchy="false">∗</mo>
      <msup>
        <mi>m</mi>
        <mn>2</mn>
      </msup>
    </mrow>
    <annotation encoding="StarMath 5.0">kg * m^{2}</annotation>
  </semantics>
</math>
</file>

<file path=Object 10/content.xml><?xml version="1.0" encoding="utf-8"?>
<math xmlns="http://www.w3.org/1998/Math/MathML">
  <semantics>
    <mrow>
      <mi>u</mi>
      <mrow>
        <msub>
          <mrow>
            <mo stretchy="false">(</mo>
            <mi>I</mi>
            <mo stretchy="false">)</mo>
          </mrow>
          <mi mathvariant="italic">okresów</mi>
        </msub>
        <mo stretchy="false">=</mo>
        <msqrt>
          <mrow>
            <mrow>
              <msup>
                <mrow>
                  <mo stretchy="false">(</mo>
                  <mfrac>
                    <mrow>
                      <mo stretchy="false">∂</mo>
                      <mi>I</mi>
                    </mrow>
                    <mrow>
                      <mo stretchy="false">∂</mo>
                      <mi>T</mi>
                    </mrow>
                  </mfrac>
                  <mo stretchy="false">)</mo>
                </mrow>
                <mn>2</mn>
              </msup>
              <mo stretchy="false">⋅</mo>
              <mi>u</mi>
            </mrow>
            <mrow>
              <msup>
                <mrow>
                  <mo stretchy="false">(</mo>
                  <mi>T</mi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i>I</mi>
                      </mrow>
                      <mrow>
                        <mo stretchy="false">∂</mo>
                        <mi>m</mi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row>
              <msup>
                <mrow>
                  <mo stretchy="false">(</mo>
                  <mi>m</mi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i>I</mi>
                      </mrow>
                      <mrow>
                        <mo stretchy="false">∂</mo>
                        <mi>a</mi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sup>
              <mrow>
                <mo stretchy="false">(</mo>
                <mi>a</mi>
                <mo stretchy="false">)</mo>
              </mrow>
              <mn>2</mn>
            </msup>
          </mrow>
        </msqrt>
      </mrow>
    </mrow>
    <annotation encoding="StarMath 5.0">u(I)_{okresów} =  sqrt{({partial I} over {partial T} ) ^{2} cdot u(T) ^{2}+ ({partial I} over {partial m} )^{2} cdot u(m)^{2} +({partial I} over {partial a} ) ^{2} cdot u(a)^{2}  } </annotation>
  </semantics>
</math>
</file>

<file path=Object 2/content.xml><?xml version="1.0" encoding="utf-8"?>
<math xmlns="http://www.w3.org/1998/Math/MathML">
  <semantics>
    <mrow>
      <mi mathvariant="italic">kg</mi>
      <mo stretchy="false">∗</mo>
      <msup>
        <mi>m</mi>
        <mn>2</mn>
      </msup>
    </mrow>
    <annotation encoding="StarMath 5.0">kg * m^{2}</annotation>
  </semantics>
</math>
</file>

<file path=Object 3/content.xml><?xml version="1.0" encoding="utf-8"?>
<math xmlns="http://www.w3.org/1998/Math/MathML">
  <semantics>
    <mrow>
      <mrow>
        <msub>
          <mi>I</mi>
          <mn>0</mn>
        </msub>
        <mo stretchy="false">=</mo>
        <mfrac>
          <mn>1</mn>
          <mn>12</mn>
        </mfrac>
      </mrow>
      <mrow>
        <mrow>
          <msup>
            <mi mathvariant="italic">ml</mi>
            <mn>2</mn>
          </msup>
          <mo stretchy="false">+</mo>
          <msup>
            <mi mathvariant="italic">mx</mi>
            <mn>2</mn>
          </msup>
        </mrow>
        <mo stretchy="false">=</mo>
        <mi>m</mi>
      </mrow>
      <mrow>
        <mo stretchy="false">(</mo>
        <mrow>
          <mfrac>
            <mn>1</mn>
            <mn>12</mn>
          </mfrac>
          <mrow>
            <msup>
              <mi>l</mi>
              <mn>2</mn>
            </msup>
            <mo stretchy="false">+</mo>
            <msup>
              <mi>x</mi>
              <mn>2</mn>
            </msup>
          </mrow>
        </mrow>
        <mo stretchy="false">)</mo>
      </mrow>
    </mrow>
    <annotation encoding="StarMath 5.0">I_{0} = {1} over {12} ml^{2} + mx^{2} = m ({1} over {12} l^{2} + x^{2}) </annotation>
  </semantics>
</math>
</file>

<file path=Object 4/content.xml><?xml version="1.0" encoding="utf-8"?>
<math xmlns="http://www.w3.org/1998/Math/MathML">
  <semantics>
    <mrow>
      <mrow>
        <msub>
          <mi>I</mi>
          <mn>0</mn>
        </msub>
        <mo stretchy="false">=</mo>
        <mfrac>
          <mn>1</mn>
          <mn>2</mn>
        </mfrac>
      </mrow>
      <mrow>
        <mrow>
          <msup>
            <mi mathvariant="italic">mR</mi>
            <mn>2</mn>
          </msup>
          <mo stretchy="false">+</mo>
          <msup>
            <mi mathvariant="italic">md</mi>
            <mn>2</mn>
          </msup>
        </mrow>
        <mo stretchy="false">=</mo>
        <mi>m</mi>
      </mrow>
      <mrow>
        <mo stretchy="false">(</mo>
        <mrow>
          <mfrac>
            <mn>1</mn>
            <mn>2</mn>
          </mfrac>
          <mrow>
            <msup>
              <mi>R</mi>
              <mn>2</mn>
            </msup>
            <mo stretchy="false">+</mo>
            <msup>
              <mi>d</mi>
              <mn>2</mn>
            </msup>
          </mrow>
        </mrow>
        <mo stretchy="false">)</mo>
      </mrow>
    </mrow>
    <annotation encoding="StarMath 5.0">I_{0} = {1} over {2} mR^{2} + md^{2} = m ({1} over {2} R^{2} + d^{2}) </annotation>
  </semantics>
</math>
</file>

<file path=Object 5/content.xml><?xml version="1.0" encoding="utf-8"?>
<math xmlns="http://www.w3.org/1998/Math/MathML">
  <semantics>
    <mrow>
      <mi>T</mi>
      <mi mathvariant="normal">=</mi>
      <mfrac>
        <mi>t</mi>
        <mi>n</mi>
      </mfrac>
    </mrow>
    <annotation encoding="StarMath 5.0">T = {t} over {n}
 </annotation>
  </semantics>
</math>
</file>

<file path=Object 6/content.xml><?xml version="1.0" encoding="utf-8"?>
<math xmlns="http://www.w3.org/1998/Math/MathML">
  <semantics>
    <mrow>
      <mi>I</mi>
      <mo stretchy="false">=</mo>
      <mfrac>
        <mrow>
          <msup>
            <mi>T</mi>
            <mn>2</mn>
          </msup>
          <mi mathvariant="italic">mga</mi>
        </mrow>
        <mrow>
          <mn>4</mn>
          <msup>
            <mo stretchy="false">Π</mo>
            <mn>2</mn>
          </msup>
        </mrow>
      </mfrac>
    </mrow>
    <annotation encoding="StarMath 5.0">
I = {T^{2}mga} over {4%PI^{2}}</annotation>
  </semantics>
</math>
</file>

<file path=Object 7/content.xml><?xml version="1.0" encoding="utf-8"?>
<math xmlns="http://www.w3.org/1998/Math/MathML">
  <semantics>
    <mrow>
      <mi>u</mi>
      <mrow>
        <msub>
          <mrow>
            <mo stretchy="false">(</mo>
            <msub>
              <mi>I</mi>
              <mn>0</mn>
            </msub>
            <mo stretchy="false">)</mo>
          </mrow>
          <mi mathvariant="italic">pręta</mi>
        </msub>
        <mo stretchy="false">=</mo>
        <msqrt>
          <mrow>
            <mrow>
              <msup>
                <mrow>
                  <mo stretchy="false">(</mo>
                  <mfrac>
                    <mrow>
                      <mo stretchy="false">∂</mo>
                      <msub>
                        <mi>I</mi>
                        <mn>0</mn>
                      </msub>
                    </mrow>
                    <mrow>
                      <mo stretchy="false">∂</mo>
                      <mi>m</mi>
                    </mrow>
                  </mfrac>
                  <mo stretchy="false">)</mo>
                </mrow>
                <mn>2</mn>
              </msup>
              <mo stretchy="false">⋅</mo>
              <mi>u</mi>
            </mrow>
            <mrow>
              <msup>
                <mrow>
                  <mo stretchy="false">(</mo>
                  <mi>m</mi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sub>
                          <mi>I</mi>
                          <mn>0</mn>
                        </msub>
                      </mrow>
                      <mrow>
                        <mo stretchy="false">∂</mo>
                        <mi>l</mi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row>
              <msup>
                <mrow>
                  <mo stretchy="false">(</mo>
                  <mi>l</mi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sub>
                          <mi>I</mi>
                          <mn>0</mn>
                        </msub>
                      </mrow>
                      <mrow>
                        <mo stretchy="false">∂</mo>
                        <mi>x</mi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sup>
              <mrow>
                <mo stretchy="false">(</mo>
                <mi>x</mi>
                <mo stretchy="false">)</mo>
              </mrow>
              <mn>2</mn>
            </msup>
          </mrow>
        </msqrt>
      </mrow>
    </mrow>
    <annotation encoding="StarMath 5.0">u(I_{0})_{pręta} =  sqrt{({partial I_{0}} over {partial m} ) ^{2} cdot u(m) ^{2}+ ({partial I_{0}} over {partial l} )^{2} cdot u(l)^{2} +({partial I_{0}} over {partial x} ) ^{2} cdot u(x)^{2}  } </annotation>
  </semantics>
</math>
</file>

<file path=Object 8/content.xml><?xml version="1.0" encoding="utf-8"?>
<math xmlns="http://www.w3.org/1998/Math/MathML">
  <semantics>
    <mrow>
      <mi>u</mi>
      <mrow>
        <msub>
          <mrow>
            <mo stretchy="false">(</mo>
            <msub>
              <mi>I</mi>
              <mn>0</mn>
            </msub>
            <mo stretchy="false">)</mo>
          </mrow>
          <mi mathvariant="italic">krążka</mi>
        </msub>
        <mo stretchy="false">=</mo>
        <msqrt>
          <mrow>
            <mrow>
              <msup>
                <mrow>
                  <mo stretchy="false">(</mo>
                  <mfrac>
                    <mrow>
                      <mo stretchy="false">∂</mo>
                      <msub>
                        <mi>I</mi>
                        <mn>0</mn>
                      </msub>
                    </mrow>
                    <mrow>
                      <mo stretchy="false">∂</mo>
                      <mi>m</mi>
                    </mrow>
                  </mfrac>
                  <mo stretchy="false">)</mo>
                </mrow>
                <mn>2</mn>
              </msup>
              <mo stretchy="false">⋅</mo>
              <mi>u</mi>
            </mrow>
            <mrow>
              <msup>
                <mrow>
                  <mo stretchy="false">(</mo>
                  <mi>m</mi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sub>
                          <mi>I</mi>
                          <mn>0</mn>
                        </msub>
                      </mrow>
                      <mrow>
                        <mo stretchy="false">∂</mo>
                        <mi>R</mi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row>
              <msup>
                <mrow>
                  <mo stretchy="false">(</mo>
                  <mi>R</mi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sub>
                          <mi>I</mi>
                          <mn>0</mn>
                        </msub>
                      </mrow>
                      <mrow>
                        <mo stretchy="false">∂</mo>
                        <mi>d</mi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sup>
              <mrow>
                <mo stretchy="false">(</mo>
                <mi>d</mi>
                <mo stretchy="false">)</mo>
              </mrow>
              <mn>2</mn>
            </msup>
          </mrow>
        </msqrt>
      </mrow>
    </mrow>
    <annotation encoding="StarMath 5.0">u(I_{0})_{krążka} =  sqrt{({partial I_{0}} over {partial m} ) ^{2} cdot u(m) ^{2}+ ({partial I_{0}} over {partial R} )^{2} cdot u(R)^{2} +({partial I_{0}} over {partial d} ) ^{2} cdot u(d)^{2}  } </annotation>
  </semantics>
</math>
</file>

<file path=Object 9/content.xml><?xml version="1.0" encoding="utf-8"?>
<math xmlns="http://www.w3.org/1998/Math/MathML">
  <semantics>
    <mrow>
      <mi>u</mi>
      <mrow>
        <mrow>
          <mo stretchy="false">(</mo>
          <mi>T</mi>
          <mo stretchy="false">)</mo>
        </mrow>
        <mo stretchy="false">=</mo>
        <mfrac>
          <mrow>
            <mi>u</mi>
            <mrow>
              <mo stretchy="false">(</mo>
              <mi>t</mi>
              <mo stretchy="false">)</mo>
            </mrow>
          </mrow>
          <mi>n</mi>
        </mfrac>
      </mrow>
    </mrow>
    <annotation encoding="StarMath 5.0">u(T) = {u(t)} over {n} </annotation>
  </semantics>
</math>
</file>